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pitch="variable"/>
    <style:font-face style:name="Noto Sans" svg:font-family="'Noto Sans'" style:font-family-generic="system" style:font-pitch="variable"/>
    <style:font-face style:name="Standard Symbols PS" svg:font-family="'Standard Symbols PS'" style:font-pitch="variable"/>
    <style:font-face style:name="Z003" svg:font-family="Z003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style:font-name="Arial" fo:font-size="12pt" officeooo:paragraph-rsid="00191791" style:font-size-asian="12pt" style:font-size-complex="12pt"/>
    </style:style>
    <style:style style:name="P2" style:family="paragraph" style:parent-style-name="Standard">
      <style:paragraph-properties fo:text-align="end" style:justify-single-word="false" style:writing-mode="lr-tb"/>
      <style:text-properties style:font-name="Arial" fo:font-size="12pt" officeooo:paragraph-rsid="00191791" style:font-size-asian="12pt" style:font-size-complex="12pt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Arial" fo:font-size="12pt" officeooo:paragraph-rsid="0019179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Z003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.75pt"/>
    </style:style>
    <style:style style:name="T3" style:family="text">
      <style:text-properties style:font-name="sans-serif" officeooo:rsid="00191791"/>
    </style:style>
    <style:style style:name="T4" style:family="text">
      <style:text-properties officeooo:rsid="0019179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1791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c9211e" loext:opacity="100%" style:text-underline-style="solid" style:text-underline-width="auto" style:text-underline-color="font-color"/>
    </style:style>
    <style:style style:name="T9" style:family="text">
      <style:text-properties fo:color="#3465a4" loext:opacity="100%"/>
    </style:style>
    <style:style style:name="T10" style:family="text">
      <style:text-properties fo:color="#3465a4" loext:opacity="100%" style:text-underline-style="solid" style:text-underline-width="auto" style:text-underline-color="font-color"/>
    </style:style>
    <style:style style:name="T11" style:family="text">
      <style:text-properties fo:color="#3465a4" loext:opacity="100%" fo:font-weight="bold" style:font-weight-asian="bold" style:font-weight-complex="bold"/>
    </style:style>
    <style:style style:name="T12" style:family="text">
      <style:text-properties fo:color="#3465a4" loext:opacity="100%" fo:font-weight="bold" officeooo:rsid="00191791" style:font-weight-asian="bold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style:font-name="Standard Symbols P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44R_mcid10"/><text:span text:style-name="T11">Informátic</text:span><text:bookmark text:name="page44R_mcid11"/><text:span text:style-name="T12">a</text:span><text:line-break/></text:p>
      <text:p text:style-name="P2"><text:span text:style-name="T14">Origem:</text:span><text:bookmark text:name="page44R_mcid12"/><text:span text:style-name="T14"> Wikipédia,</text:span><text:bookmark text:name="page44R_mcid13"/><text:span text:style-name="T14"> a</text:span><text:bookmark text:name="page44R_mcid14"/><text:span text:style-name="T14"> enciclopédia</text:span><text:bookmark text:name="page44R_mcid15"/><text:span text:style-name="T14"> livre.</text:span><text:bookmark text:name="page44R_mcid16"/><text:line-break/></text:p>
      <text:p text:style-name="P3"><text:span text:style-name="T5">Informática</text:span><text:bookmark text:name="page44R_mcid17"/><text:span text:style-name="T5"> </text:span>é<text:bookmark text:name="page44R_mcid18"/> um termo usado para<text:bookmark text:name="page44R_mcid19"/> descrever<text:bookmark text:name="page44R_mcid20"/> o<text:bookmark text:name="page44R_mcid21"/> conjunto<text:bookmark text:name="page44R_mcid22"/> das<text:bookmark text:name="page44R_mcid23"/> <text:span text:style-name="T10">ciências</text:span> relacionadas<text:bookmark text:name="page44R_mcid24"/><text:line-break/>ao <text:span text:style-name="T7">armazenamento</text:span>, transmissão<text:bookmark text:name="page44R_mcid25"/> e<text:bookmark text:name="page44R_mcid26"/> processamento<text:bookmark text:name="page44R_mcid27"/> de<text:bookmark text:name="page44R_mcid28"/> informações<text:bookmark text:name="page44R_mcid29"/> em meios<text:bookmark text:name="page44R_mcid30"/><text:line-break/><text:span text:style-name="T10">digitais</text:span>,<text:bookmark text:name="page44R_mcid31"/> estando<text:bookmark text:name="page44R_mcid32"/> incluídas neste grupo:<text:bookmark text:name="page44R_mcid33"/> a<text:bookmark text:name="page44R_mcid34"/> <text:span text:style-name="T10">ciência</text:span><text:bookmark text:name="page44R_mcid35"/><text:span text:style-name="T10"> da</text:span><text:bookmark text:name="page44R_mcid36"/><text:span text:style-name="T10"> computação</text:span>,<text:bookmark text:name="page44R_mcid37"/> a<text:bookmark text:name="page44R_mcid38"/> <text:span text:style-name="T10">teoria da</text:span><text:bookmark text:name="page44R_mcid39"/><text:span text:style-name="T10"><text:line-break/>informação</text:span>,<text:bookmark text:name="page44R_mcid40"/> o<text:bookmark text:name="page44R_mcid41"/> <text:span text:style-name="T10">processo de</text:span><text:bookmark text:name="page44R_mcid42"/><text:span text:style-name="T10"> cálculo</text:span>,<text:bookmark text:name="page44R_mcid43"/> a<text:bookmark text:name="page44R_mcid44"/> <text:span text:style-name="T10">análise</text:span><text:bookmark text:name="page44R_mcid45"/><text:span text:style-name="T10"> numérica</text:span><text:bookmark text:name="page44R_mcid46"/> e<text:bookmark text:name="page44R_mcid47"/> os<text:bookmark text:name="page44R_mcid48"/> métodos teóricos<text:bookmark text:name="page44R_mcid49"/> da<text:bookmark text:name="page44R_mcid50"/><text:line-break/>representação<text:bookmark text:name="page44R_mcid51"/> dos<text:bookmark text:name="page44R_mcid52"/> conhecimentos<text:bookmark text:name="page44R_mcid53"/> e da<text:bookmark text:name="page44R_mcid54"/> modelagem<text:bookmark text:name="page44R_mcid55"/> dos<text:bookmark text:name="page44R_mcid56"/> problemas. Mas também<text:bookmark text:name="page44R_mcid57"/><text:line-break/>pode ser entendida como ciência que estuda<text:bookmark text:name="page44R_mcid58"/> o<text:bookmark text:name="page44R_mcid59"/> conjunto<text:bookmark text:name="page44R_mcid60"/> de<text:bookmark text:name="page44R_mcid61"/> informações<text:bookmark text:name="page44R_mcid62"/> e<text:bookmark text:name="page44R_mcid63"/><text:line-break/>conhecimentos<text:bookmark text:name="page44R_mcid64"/> por<text:bookmark text:name="page44R_mcid65"/> meios<text:bookmark text:name="page44R_mcid66"/> digitais.<text:bookmark text:name="page44R_mcid67"/><text:line-break/>O<text:bookmark text:name="page44R_mcid68"/> termo informática,<text:bookmark text:name="page44R_mcid69"/> é<text:bookmark text:name="page44R_mcid70"/> tratado<text:bookmark text:name="page44R_mcid71"/> em <text:span text:style-name="T10">Portugal</text:span> como <text:span text:style-name="T10">sinônimo</text:span><text:bookmark text:name="page44R_mcid72"/> da<text:bookmark text:name="page44R_mcid73"/> ciência<text:bookmark text:name="page44R_mcid74"/> da<text:bookmark text:name="page44R_mcid75"/><text:line-break/>computação,<text:bookmark text:name="page44R_mcid76"/> e no<text:bookmark text:name="page44R_mcid77"/> <text:span text:style-name="T10">Brasil</text:span><text:bookmark text:name="page44R_mcid78"/> é<text:bookmark text:name="page44R_mcid79"/> habitualmente usado para rever especificamente<text:bookmark text:name="page44R_mcid80"/> o<text:bookmark text:name="page44R_mcid81"/><text:line-break/>processo de<text:bookmark text:name="page44R_mcid82"/> tratamento<text:bookmark text:name="page44R_mcid83"/> da<text:bookmark text:name="page44R_mcid84"/> informação por meio<text:bookmark text:name="page44R_mcid85"/> de<text:bookmark text:name="page44R_mcid86"/> <text:span text:style-name="T10">máquinas</text:span> eletrônicas definidas<text:bookmark text:name="page44R_mcid87"/><text:line-break/>como <text:span text:style-name="T10">computadores</text:span>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pitch="variable"/>
    <style:font-face style:name="Noto Sans" svg:font-family="'Noto Sans'" style:font-family-generic="system" style:font-pitch="variable"/>
    <style:font-face style:name="Standard Symbols PS" svg:font-family="'Standard Symbols PS'" style:font-pitch="variable"/>
    <style:font-face style:name="Z003" svg:font-family="Z003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15:34.238664281</meta:creation-date>
    <dc:date>2023-04-19T09:29:35.033019043</dc:date>
    <meta:editing-duration>PT14M3S</meta:editing-duration>
    <meta:editing-cycles>1</meta:editing-cycles>
    <meta:document-statistic meta:table-count="0" meta:image-count="0" meta:object-count="0" meta:page-count="1" meta:paragraph-count="3" meta:word-count="114" meta:character-count="783" meta:non-whitespace-character-count="670"/>
    <meta:generator>LibreOffice/7.4.5.1$Linux_X86_64 LibreOffice_project/40$Build-1</meta:generator>
  </office:meta>
</office:document-meta>
</file>